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Chilanka" svg:font-family="Chilanka" style:font-pitch="variable"/>
    <style:font-face style:name="Droid Sans Fallback" svg:font-family="'Droid Sans Fallback'" style:font-family-generic="swiss" style:font-pitch="variable"/>
    <style:font-face style:name="Euclid Circular A" svg:font-family="'Euclid Circular A', 'Helvetica Neue', Helvetica, Arial, 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enlo, monospac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Caladea" fo:font-size="18pt" fo:font-weight="bold" officeooo:rsid="0021163b" officeooo:paragraph-rsid="001f7ef5" style:font-size-asian="18pt" style:font-weight-asian="bold" style:font-size-complex="18pt" style:font-weight-complex="bold"/>
    </style:style>
    <style:style style:name="P2" style:family="paragraph" style:parent-style-name="Heading_20_2">
      <style:paragraph-properties fo:text-align="start" style:justify-single-word="false"/>
      <style:text-properties officeooo:paragraph-rsid="0022f08b"/>
    </style:style>
    <style:style style:name="P3" style:family="paragraph" style:parent-style-name="Heading_20_3">
      <style:text-properties style:font-name="Caladea"/>
    </style:style>
    <style:style style:name="P4" style:family="paragraph" style:parent-style-name="Heading_20_3">
      <style:text-properties style:font-name="Caladea" officeooo:paragraph-rsid="0022f08b"/>
    </style:style>
    <style:style style:name="P5" style:family="paragraph" style:parent-style-name="Heading_20_3">
      <style:text-properties style:font-name="Caladea" officeooo:rsid="0026fc6d" officeooo:paragraph-rsid="0026fc6d"/>
    </style:style>
    <style:style style:name="P6" style:family="paragraph" style:parent-style-name="Table_20_Contents">
      <style:text-properties style:font-name="FreeMono" fo:font-size="10.5pt" style:font-size-asian="10.5pt" style:font-size-complex="10.5pt"/>
    </style:style>
    <style:style style:name="P7" style:family="paragraph" style:parent-style-name="Table_20_Contents">
      <style:text-properties style:font-name="FreeMono" fo:font-size="10.5pt" officeooo:rsid="00285cd1" officeooo:paragraph-rsid="00285cd1" style:font-size-asian="10.5pt" style:font-size-complex="10.5pt"/>
    </style:style>
    <style:style style:name="P8" style:family="paragraph" style:parent-style-name="Table_20_Contents">
      <style:text-properties style:font-name="FreeMono" fo:font-size="10.5pt" officeooo:paragraph-rsid="00285cd1" style:font-size-asian="10.5pt" style:font-size-complex="10.5pt"/>
    </style:style>
    <style:style style:name="P9" style:family="paragraph" style:parent-style-name="Table_20_Contents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FreeMono" fo:font-size="10.5pt" officeooo:paragraph-rsid="00285cd1" style:font-size-asian="10.5pt" style:font-size-complex="10.5pt"/>
    </style:style>
    <style:style style:name="P10" style:family="paragraph" style:parent-style-name="Table_20_Contents" style:master-page-name="">
      <loext:graphic-properties draw:fill="none"/>
      <style:paragraph-properties fo:margin-left="0.9cm" fo:margin-right="0cm" fo:orphans="0" fo:widows="0" fo:text-indent="0cm" style:auto-text-indent="false" style:page-number="auto" fo:background-color="transparent" text:number-lines="false" text:line-number="0"/>
      <style:text-properties style:font-name="FreeMono" fo:font-size="10.5pt" officeooo:paragraph-rsid="00285cd1" style:font-size-asian="10.5pt" style:font-size-complex="10.5pt"/>
    </style:style>
    <style:style style:name="P11" style:family="paragraph" style:parent-style-name="Table_20_Contents">
      <loext:graphic-properties draw:fill="none"/>
      <style:paragraph-properties fo:margin-left="0.9cm" fo:margin-right="0cm" fo:orphans="0" fo:widows="0" fo:text-indent="0cm" style:auto-text-indent="false" fo:background-color="transparent" text:number-lines="false" text:line-number="0"/>
      <style:text-properties style:font-name="FreeMono" fo:font-size="10.5pt" officeooo:paragraph-rsid="00285cd1" style:font-size-asian="10.5pt" style:font-size-complex="10.5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paragraph-rsid="0022f08b"/>
    </style:style>
    <style:style style:name="P17" style:family="paragraph" style:parent-style-name="Text_20_body">
      <style:text-properties style:font-name="Caladea"/>
    </style:style>
    <style:style style:name="P18" style:family="paragraph" style:parent-style-name="Text_20_body">
      <style:text-properties style:font-name="Caladea" officeooo:rsid="0026fc6d" officeooo:paragraph-rsid="0026fc6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Caladea" fo:font-size="12pt" officeooo:paragraph-rsid="00285cd1" style:font-size-asian="10.5pt" style:font-size-complex="12pt"/>
    </style:style>
    <style:style style:name="P20" style:family="paragraph" style:parent-style-name="Text_20_body">
      <style:text-properties style:font-name="Caladea" officeooo:paragraph-rsid="00285cd1"/>
    </style:style>
    <style:style style:name="P21" style:family="paragraph" style:parent-style-name="Text_20_body">
      <style:text-properties officeooo:paragraph-rsid="0022f08b"/>
    </style:style>
    <style:style style:name="P22" style:family="paragraph" style:parent-style-name="Text_20_body">
      <style:text-properties officeooo:rsid="00248cb2" officeooo:paragraph-rsid="00248cb2"/>
    </style:style>
    <style:style style:name="P23" style:family="paragraph" style:parent-style-name="Text_20_body">
      <style:paragraph-properties fo:text-align="start" style:justify-single-word="false"/>
      <style:text-properties fo:font-style="normal" fo:font-weight="bold" officeooo:rsid="00248cb2" officeooo:paragraph-rsid="00248cb2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officeooo:rsid="0025238d" officeooo:paragraph-rsid="0025238d"/>
    </style:style>
    <style:style style:name="P25" style:family="paragraph" style:parent-style-name="Text_20_body">
      <style:text-properties officeooo:paragraph-rsid="0025238d"/>
    </style:style>
    <style:style style:name="P26" style:family="paragraph" style:parent-style-name="Text_20_body">
      <loext:graphic-properties draw:fill="none"/>
      <style:paragraph-properties fo:margin-left="0.801cm" fo:margin-right="0cm" fo:margin-top="0cm" fo:margin-bottom="0.247cm" style:contextual-spacing="false" fo:line-height="115%" fo:text-indent="0cm" style:auto-text-indent="false" fo:background-color="transparent"/>
      <style:text-properties style:font-name="FreeMono" fo:font-size="10.5pt" style:font-size-asian="10.5pt" style:font-size-complex="10.5pt"/>
    </style:style>
    <style:style style:name="P27" style:family="paragraph" style:parent-style-name="Text_20_body">
      <style:text-properties style:font-name="FreeMono" fo:font-size="10.5pt" style:font-size-asian="10.5pt" style:font-size-complex="10.5pt"/>
    </style:style>
    <style:style style:name="T1" style:family="text">
      <style:text-properties style:font-name="Caladea"/>
    </style:style>
    <style:style style:name="T2" style:family="text">
      <style:text-properties style:font-name="Caladea" officeooo:rsid="0022f08b"/>
    </style:style>
    <style:style style:name="T3" style:family="text">
      <style:text-properties style:font-name="Caladea" fo:font-weight="normal" style:font-weight-asian="normal" style:font-weight-complex="normal"/>
    </style:style>
    <style:style style:name="T4" style:family="text">
      <style:text-properties style:font-name="Caladea" fo:font-size="18pt" fo:font-weight="bold" officeooo:rsid="0022f08b" style:font-size-asian="18pt" style:font-weight-asian="bold" style:font-size-complex="18pt" style:font-weight-complex="bold"/>
    </style:style>
    <style:style style:name="T5" style:family="text">
      <style:text-properties style:font-name="Caladea" fo:font-size="18pt" fo:font-weight="bold" officeooo:rsid="0021163b" style:font-size-asian="18pt" style:font-weight-asian="bold" style:font-size-complex="18pt" style:font-weight-complex="bold"/>
    </style:style>
    <style:style style:name="T6" style:family="text">
      <style:text-properties style:font-name="Caladea" officeooo:rsid="00248cb2"/>
    </style:style>
    <style:style style:name="T7" style:family="text">
      <style:text-properties style:font-name="Caladea" fo:font-weight="bold" style:font-weight-asian="bold" style:font-weight-complex="bold"/>
    </style:style>
    <style:style style:name="T8" style:family="text">
      <style:text-properties style:font-name="Caladea" fo:font-weight="bold" officeooo:rsid="00248cb2" style:font-weight-asian="bold" style:font-weight-complex="bold"/>
    </style:style>
    <style:style style:name="T9" style:family="text">
      <style:text-properties style:font-name="Caladea" fo:font-weight="bold" officeooo:rsid="0025238d" style:font-weight-asian="bold" style:font-weight-complex="bold"/>
    </style:style>
    <style:style style:name="T10" style:family="text">
      <style:text-properties style:font-name="Caladea" fo:font-weight="bold" officeooo:rsid="0026fc6d" style:font-weight-asian="bold" style:font-weight-complex="bold"/>
    </style:style>
    <style:style style:name="T11" style:family="text">
      <style:text-properties style:font-name="Caladea" officeooo:rsid="0025238d"/>
    </style:style>
    <style:style style:name="T12" style:family="text">
      <style:text-properties style:font-name="Caladea" officeooo:rsid="0026fc6d"/>
    </style:style>
    <style:style style:name="T13" style:family="text">
      <style:text-properties officeooo:rsid="0022f08b"/>
    </style:style>
    <style:style style:name="T14" style:family="text">
      <style:text-properties fo:font-weight="normal" officeooo:rsid="0022f08b" style:font-weight-asian="normal" style:font-weight-complex="normal"/>
    </style:style>
    <style:style style:name="T15" style:family="text">
      <style:text-properties fo:font-weight="bold" officeooo:rsid="0026fc6d" style:font-weight-asian="bold" style:font-weight-complex="bold"/>
    </style:style>
    <style:style style:name="T16" style:family="text">
      <style:text-properties style:font-name="FreeMono"/>
    </style:style>
    <style:style style:name="T17" style:family="text">
      <style:text-properties style:font-name="FreeMono" officeooo:rsid="00248cb2"/>
    </style:style>
    <style:style style:name="T18" style:family="text">
      <style:text-properties style:font-name="FreeMono" officeooo:rsid="0025238d"/>
    </style:style>
    <style:style style:name="T19" style:family="text">
      <style:text-properties style:font-name="FreeMono" fo:font-size="10.5pt" style:font-size-complex="10.5pt"/>
    </style:style>
    <style:style style:name="T20" style:family="text">
      <style:text-properties style:font-name="FreeMono" fo:font-size="10.5pt" style:font-size-asian="10.5pt" style:font-size-complex="10.5pt"/>
    </style:style>
    <style:style style:name="T21" style:family="text">
      <style:text-properties style:font-name="FreeMono" fo:font-size="10.5pt" officeooo:rsid="002710e0" style:font-size-asian="10.5pt" style:font-size-complex="10.5pt"/>
    </style:style>
    <style:style style:name="T22" style:family="text">
      <style:text-properties officeooo:rsid="0026fc6d"/>
    </style:style>
    <style:style style:name="T23" style:family="text">
      <style:text-properties fo:font-size="12pt" officeooo:rsid="00285cd1" style:font-size-asian="10.5pt" style:font-size-complex="12pt"/>
    </style:style>
    <style:style style:name="T24" style:family="text">
      <style:text-properties officeooo:rsid="002710e0"/>
    </style:style>
    <style:style style:name="T25" style:family="text">
      <style:text-properties officeooo:rsid="00285cd1"/>
    </style:style>
    <style:style style:name="T26" style:family="text">
      <style:text-properties fo:color="#cc3887" loext:opacity="100%"/>
    </style:style>
    <style:style style:name="T27" style:family="text">
      <style:text-properties fo:color="#016ee9" loext:opacity="100%"/>
    </style:style>
    <style:style style:name="T28" style:family="text">
      <style:text-properties fo:color="#d83713" loext:opacity="100%"/>
    </style:style>
    <style:style style:name="T29" style:family="text">
      <style:text-properties fo:color="#12824d" loext:opacity="100%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Introduction to MongoDB</text:h>
      <text:h text:style-name="P3" text:outline-level="3">1.1 What is MongoDB?</text:h>
      <text:p text:style-name="P17">MongoDB is a NoSQL database that stores data in a flexible, JSON-like format, known as BSON (Binary JSON). <text:span text:style-name="T13">In Mongo DB schema dont have to specify first it can different everytime</text:span>. The key differences between SQL and NoSQL databases include:</text:p>
      <text:list xml:id="list2523152605" text:style-name="L1">
        <text:list-item>
          <text:p text:style-name="P13"><text:span text:style-name="Strong_20_Emphasis"><text:span text:style-name="T1">Schema Flexibility</text:span></text:span></text:p>
        </text:list-item>
        <text:list-item>
          <text:p text:style-name="P13"><text:span text:style-name="Strong_20_Emphasis"><text:span text:style-name="T1">Data Storage</text:span></text:span><text:span text:style-name="T1">: SQL databases store data in tables </text:span><text:span text:style-name="T2">and</text:span><text:span text:style-name="T1"> MongoDB stores data as documents in collections.</text:span></text:p>
        </text:list-item>
        <text:list-item>
          <text:p text:style-name="P12"><text:span text:style-name="Strong_20_Emphasis"><text:span text:style-name="T1">Scalability</text:span></text:span></text:p>
        </text:list-item>
      </text:list>
      <text:h text:style-name="P3" text:outline-level="3">1.2 Key Features of MongoDB</text:h>
      <text:list xml:id="list502301618" text:style-name="L2">
        <text:list-item>
          <text:p text:style-name="P15"><text:span text:style-name="Strong_20_Emphasis"><text:span text:style-name="T3">Document-Oriented</text:span></text:span></text:p>
        </text:list-item>
        <text:list-item>
          <text:p text:style-name="P16"><text:span text:style-name="Strong_20_Emphasis"><text:span text:style-name="T14">Fast</text:span></text:span></text:p>
        </text:list-item>
        <text:list-item>
          <text:p text:style-name="P15"><text:span text:style-name="Strong_20_Emphasis"><text:span text:style-name="T3">Indexing</text:span></text:span></text:p>
        </text:list-item>
        <text:list-item>
          <text:p text:style-name="P14"><text:span text:style-name="Strong_20_Emphasis"><text:span text:style-name="T3">Replicatin</text:span></text:span></text:p>
        </text:list-item>
      </text:list>
      <text:h text:style-name="P2" text:outline-level="2"><text:span text:style-name="T4">2</text:span><text:span text:style-name="T5">. </text:span><text:span text:style-name="T4">Mongo DB with Golang</text:span></text:h>
      <text:h text:style-name="P4" text:outline-level="3"><text:span text:style-name="T13">2</text:span>.1 <text:span text:style-name="T13">Connecting Mongo DB with GO</text:span></text:h>
      <text:p text:style-name="P21"><text:span text:style-name="T2">To connect MongoDB with Go, you'll need to use the official MongoDB Go driver. Also mongo db have brief </text:span><text:a xlink:type="simple" xlink:href="https://www.mongodb.com/docs/drivers/go/current/" text:style-name="Internet_20_link" text:visited-style-name="Visited_20_Internet_20_Link"><text:span text:style-name="T2">documentation</text:span></text:a><text:span text:style-name="T2"> to connect mongodb with golan</text:span><text:span text:style-name="T6">g. </text:span></text:p>
      <text:p text:style-name="P23"><text:span text:style-name="T6">H</text:span><text:span text:style-name="T1">ere is quick guide</text:span></text:p>
      <text:p text:style-name="P22"><text:span text:style-name="T7">Step 1</text:span><text:span text:style-name="T1">: Create go module <text:s/></text:span></text:p>
      <text:p text:style-name="P21"><text:span text:style-name="T8">Step 2 </text:span><text:span text:style-name="T6">: Add the driver <text:s/></text:span><text:span text:style-name="T17">“go get go.mongodb.org/mongo-driver/mongo”</text:span></text:p>
      <text:p text:style-name="P25"><text:span text:style-name="T8">Step </text:span><text:span text:style-name="T9">3</text:span><text:span text:style-name="T8"> </text:span><text:span text:style-name="T6">: </text:span><text:span text:style-name="T11">To able to fetch .env variables add this dependency </text:span><text:span text:style-name="T6"><text:s text:c="2"/><text:line-break/><text:tab/></text:span><text:span text:style-name="T17">“go get github.com/joho/godotenv”</text:span></text:p>
      <text:p text:style-name="P24"><text:span text:style-name="T8">Step </text:span><text:span text:style-name="T7">4</text:span><text:span text:style-name="T8"> </text:span><text:span text:style-name="T6">: </text:span><text:span text:style-name="T1">Create database in MongoDB</text:span></text:p>
      <text:p text:style-name="P25"><text:span text:style-name="T8">Step </text:span><text:span text:style-name="T9">5</text:span><text:span text:style-name="T8"> </text:span><text:span text:style-name="T6">: </text:span><text:span text:style-name="T11">Create .env File in go module and add </text:span><text:span text:style-name="T9">MONGODB_URI</text:span><text:span text:style-name="T11"> var with connection string. For local mongo the string will be </text:span><text:span text:style-name="T18">“</text:span><text:span text:style-name="T16">mongodb://localhost:27017"</text:span></text:p>
      <text:p text:style-name="P18">Now all setup for mongo db is done.</text:p>
      <text:h text:style-name="P5" text:outline-level="3"><text:span text:style-name="T13">2</text:span>.1 <text:span text:style-name="T13">Con</text:span>text <text:span text:style-name="T24">Package</text:span></text:h>
      <text:p text:style-name="Text_20_body"><text:span text:style-name="T1">The MongoDB Go Driver uses the </text:span><text:a xlink:type="simple" xlink:href="https://pkg.go.dev/context" text:style-name="Internet_20_link" text:visited-style-name="Visited_20_Internet_20_Link"><text:span text:style-name="T12">context package</text:span></text:a><text:span text:style-name="T12"> </text:span><text:span text:style-name="T1">from Go's standard library to allow applications to signal timeouts and cancellations for any </text:span><text:span text:style-name="T10">blocking method </text:span><text:span text:style-name="T1">call. A blocking method relies on an external event, such as a network input or output, to proceed with its task.</text:span></text:p>
      <text:p text:style-name="P17"><text:soft-page-break/>An example of a blocking method in the Go Driver is the <text:span text:style-name="T22">insert() </text:span>method. If you want to perform an insert operation on a <text:span text:style-name="T22">collection </text:span>within 10 seconds, you can use a Context with a timeout. If the operation doesn't complete within the timeout, the method returns an error.</text:p>
      <text:p text:style-name="P20"><text:span text:style-name="T24">eg.</text:span><text:span text:style-name="T21"> </text:span><text:span text:style-name="T23">Here is basic Example of mongo and golang connection</text:span></text:p>
      <text:p text:style-name="P19"><text:span text:style-name="T19">package main</text:span></text:p>
      <text:p text:style-name="P8"><text:span text:style-name="T25">// imports</text:span></text:p>
      <text:p text:style-name="P8"/>
      <text:p text:style-name="P8">import (</text:p>
      <text:p text:style-name="P8">"context"</text:p>
      <text:p text:style-name="P8">"encoding/json"</text:p>
      <text:p text:style-name="P8">"fmt"</text:p>
      <text:p text:style-name="P8">"log"</text:p>
      <text:p text:style-name="P8">"os"</text:p>
      <text:p text:style-name="P8">"github.com/joho/godotenv"</text:p>
      <text:p text:style-name="P8">"go.mongodb.org/mongo-driver/bson"</text:p>
      <text:p text:style-name="P8">"go.mongodb.org/mongo-driver/mongo"</text:p>
      <text:p text:style-name="P8">"go.mongodb.org/mongo-driver/mongo/options"</text:p>
      <text:p text:style-name="P8">)</text:p>
      <text:p text:style-name="P7"/>
      <text:p text:style-name="P8">// <text:span text:style-name="T25">main functions</text:span></text:p>
      <text:p text:style-name="P8"/>
      <text:p text:style-name="P8">func main() {</text:p>
      <text:p text:style-name="P10">if err := godotenv.Load(); err != nil {</text:p>
      <text:p text:style-name="P11"><text:tab/>log.Println("No .env file found")</text:p>
      <text:p text:style-name="P11">}</text:p>
      <text:p text:style-name="P11">uri := os.Getenv("MONGODB_URI")</text:p>
      <text:p text:style-name="P11">if uri == "" {</text:p>
      <text:p text:style-name="P11"><text:tab/>log.Fatal("Set your 'MONGODB_URI' environment variable. " +</text:p>
      <text:p text:style-name="P11"><text:tab/>"See: " +</text:p>
      <text:p text:style-name="P11">"www.mongodb.com/docs/drivers/go/current/usage-examples/#environment-variable")</text:p>
      <text:p text:style-name="P11">}</text:p>
      <text:p text:style-name="P11">client, err := mongo.Connect(context.TODO(), options.Client().</text:p>
      <text:p text:style-name="P11">ApplyURI(uri))</text:p>
      <text:p text:style-name="P11">if err != nil {</text:p>
      <text:p text:style-name="P11"><text:tab/>panic(err)</text:p>
      <text:p text:style-name="P11">}</text:p>
      <text:p text:style-name="P11">defer func() {</text:p>
      <text:p text:style-name="P11">if err := client.Disconnect(context.TODO()); err != nil {</text:p>
      <text:p text:style-name="P11"><text:tab/>panic(err)</text:p>
      <text:p text:style-name="P11">}</text:p>
      <text:p text:style-name="P11">}()</text:p>
      <text:p text:style-name="P11">coll := client.Database("sample_mflix").Collection("movies")</text:p>
      <text:p text:style-name="P11">title := "Back to the Future"</text:p>
      <text:p text:style-name="P11">var result bson.M</text:p>
      <text:p text:style-name="P11">err = coll.FindOne(context.TODO(), bson.D{{"title", title}}).</text:p>
      <text:p text:style-name="P11">Decode(&amp;result)</text:p>
      <text:p text:style-name="P11">if err == mongo.ErrNoDocuments {</text:p>
      <text:p text:style-name="P11"><text:tab/>fmt.Printf("No document was found with the title %s\n", title)</text:p>
      <text:p text:style-name="P11"><text:tab/>return</text:p>
      <text:p text:style-name="P11">}</text:p>
      <text:p text:style-name="P11">if err != nil {</text:p>
      <text:p text:style-name="P11"><text:tab/>panic(err)</text:p>
      <text:p text:style-name="P11">}</text:p>
      <text:p text:style-name="P11">jsonData, err := json.MarshalIndent(result, "", " ")</text:p>
      <text:p text:style-name="P11">if err != nil {</text:p>
      <text:p text:style-name="P11"><text:tab/>panic(err)</text:p>
      <text:p text:style-name="P11">}</text:p>
      <text:p text:style-name="P11">fmt.Printf("%s\n", jsonData)</text:p>
      <text:p text:style-name="P9"><text:span text:style-name="T2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Chilanka" svg:font-family="Chilanka" style:font-pitch="variable"/>
    <style:font-face style:name="Droid Sans Fallback" svg:font-family="'Droid Sans Fallback'" style:font-family-generic="swiss" style:font-pitch="variable"/>
    <style:font-face style:name="Euclid Circular A" svg:font-family="'Euclid Circular A', 'Helvetica Neue', Helvetica, Arial, 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6:05:54.977157534</meta:creation-date>
    <dc:date>2024-08-29T18:20:37.073987833</dc:date>
    <meta:editing-duration>PT31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77" meta:word-count="438" meta:character-count="2854" meta:non-whitespace-character-count="2483"/>
  </office:meta>
</office:document-meta>
</file>